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Code" svg:font-family="'Fira Code', 'Droid Sans Mono', monospace, monospace, 'Droid Sans Fallback', 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2.134cm" style:rel-column-width="21845*"/>
    </style:style>
    <style:style style:name="Table1.1" style:family="table-row">
      <style:table-row-properties style:min-row-height="0.503cm"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C1" style:family="table-cell">
      <style:table-cell-properties fo:padding="0cm" fo:border="none"/>
    </style:style>
    <style:style style:name="Table2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2.A" style:family="table-column">
      <style:table-column-properties style:column-width="2.134cm" style:rel-column-width="21845*"/>
    </style:style>
    <style:style style:name="Table2.1" style:family="table-row">
      <style:table-row-properties style:min-row-height="0.503cm"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fo:padding="0cm" fo:border="none"/>
    </style:style>
    <style:style style:name="Table3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3.A" style:family="table-column">
      <style:table-column-properties style:column-width="2.134cm" style:rel-column-width="21845*"/>
    </style:style>
    <style:style style:name="Table3.1" style:family="table-row">
      <style:table-row-properties style:min-row-height="0.503cm" fo:background-color="transparent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C1" style:family="table-cell">
      <style:table-cell-properties fo:padding="0cm" fo:border="none"/>
    </style:style>
    <style:style style:name="Table4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4.A" style:family="table-column">
      <style:table-column-properties style:column-width="2.134cm" style:rel-column-width="21845*"/>
    </style:style>
    <style:style style:name="Table4.1" style:family="table-row">
      <style:table-row-properties style:min-row-height="0.503cm" fo:background-color="transparent">
        <style:background-image/>
      </style:table-row-properties>
    </style:style>
    <style:style style:name="Table4.A1" style:family="table-cell">
      <style:table-cell-properties style:vertical-align="middle" fo:padding="0cm" fo:border="none"/>
    </style:style>
    <style:style style:name="Table4.C1" style:family="table-cell">
      <style:table-cell-properties fo:padding="0cm" fo:border="none"/>
    </style:style>
    <style:style style:name="Table5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5.A" style:family="table-column">
      <style:table-column-properties style:column-width="2.134cm" style:rel-column-width="21845*"/>
    </style:style>
    <style:style style:name="Table5.1" style:family="table-row">
      <style:table-row-properties style:min-row-height="0.503cm" fo:background-color="transparent">
        <style:background-image/>
      </style:table-row-properties>
    </style:style>
    <style:style style:name="Table5.A1" style:family="table-cell">
      <style:table-cell-properties style:vertical-align="middle" fo:padding="0cm" fo:border="none"/>
    </style:style>
    <style:style style:name="Table5.C1" style:family="table-cell">
      <style:table-cell-properties fo:padding="0cm" fo:border="none"/>
    </style:style>
    <style:style style:name="Table6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6.A" style:family="table-column">
      <style:table-column-properties style:column-width="2.134cm" style:rel-column-width="21845*"/>
    </style:style>
    <style:style style:name="Table6.1" style:family="table-row">
      <style:table-row-properties style:min-row-height="0.503cm" fo:background-color="transparent">
        <style:background-image/>
      </style:table-row-properties>
    </style:style>
    <style:style style:name="Table6.A1" style:family="table-cell">
      <style:table-cell-properties style:vertical-align="middle" fo:padding="0cm" fo:border="none"/>
    </style:style>
    <style:style style:name="Table6.C1" style:family="table-cell">
      <style:table-cell-properties fo:padding="0cm" fo:border="none"/>
    </style:style>
    <style:style style:name="Table7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7.A" style:family="table-column">
      <style:table-column-properties style:column-width="2.134cm" style:rel-column-width="21845*"/>
    </style:style>
    <style:style style:name="Table7.1" style:family="table-row">
      <style:table-row-properties style:min-row-height="0.503cm" fo:background-color="transparent">
        <style:background-image/>
      </style:table-row-properties>
    </style:style>
    <style:style style:name="Table7.A1" style:family="table-cell">
      <style:table-cell-properties style:vertical-align="middle" fo:padding="0cm" fo:border="none"/>
    </style:style>
    <style:style style:name="Table7.C1" style:family="table-cell">
      <style:table-cell-properties fo:padding="0cm" fo:border="none"/>
    </style:style>
    <style:style style:name="Table8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8.A" style:family="table-column">
      <style:table-column-properties style:column-width="2.134cm" style:rel-column-width="21845*"/>
    </style:style>
    <style:style style:name="Table8.1" style:family="table-row">
      <style:table-row-properties style:min-row-height="0.503cm" fo:background-color="transparent">
        <style:background-image/>
      </style:table-row-properties>
    </style:style>
    <style:style style:name="Table8.A1" style:family="table-cell">
      <style:table-cell-properties style:vertical-align="middle" fo:padding="0cm" fo:border="none"/>
    </style:style>
    <style:style style:name="Table8.C1" style:family="table-cell">
      <style:table-cell-properties fo:padding="0cm" fo:border="none"/>
    </style:style>
    <style:style style:name="Table9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9.A" style:family="table-column">
      <style:table-column-properties style:column-width="2.134cm" style:rel-column-width="21845*"/>
    </style:style>
    <style:style style:name="Table9.1" style:family="table-row">
      <style:table-row-properties style:min-row-height="0.503cm" fo:background-color="transparent">
        <style:background-image/>
      </style:table-row-properties>
    </style:style>
    <style:style style:name="Table9.A1" style:family="table-cell">
      <style:table-cell-properties style:vertical-align="middle" fo:padding="0cm" fo:border="none"/>
    </style:style>
    <style:style style:name="Table9.C1" style:family="table-cell">
      <style:table-cell-properties fo:padding="0cm" fo:border="none"/>
    </style:style>
    <style:style style:name="Table10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0.A" style:family="table-column">
      <style:table-column-properties style:column-width="2.134cm" style:rel-column-width="21845*"/>
    </style:style>
    <style:style style:name="Table10.1" style:family="table-row">
      <style:table-row-properties style:min-row-height="0.503cm" fo:background-color="transparent">
        <style:background-image/>
      </style:table-row-properties>
    </style:style>
    <style:style style:name="Table10.A1" style:family="table-cell">
      <style:table-cell-properties style:vertical-align="middle" fo:padding="0cm" fo:border="none"/>
    </style:style>
    <style:style style:name="Table10.C1" style:family="table-cell">
      <style:table-cell-properties fo:padding="0cm" fo:border="none"/>
    </style:style>
    <style:style style:name="Table11" style:family="table">
      <style:table-properties style:width="6.346cm" fo:break-before="auto" fo:break-after="auto" table:align="right" fo:background-color="transparent">
        <style:background-image/>
      </style:table-properties>
    </style:style>
    <style:style style:name="Table11.A" style:family="table-column">
      <style:table-column-properties style:column-width="2.092cm"/>
    </style:style>
    <style:style style:name="Table11.B" style:family="table-column">
      <style:table-column-properties style:column-width="2.117cm"/>
    </style:style>
    <style:style style:name="Table11.C" style:family="table-column">
      <style:table-column-properties style:column-width="2.138cm"/>
    </style:style>
    <style:style style:name="Table11.1" style:family="table-row">
      <style:table-row-properties style:min-row-height="0.503cm" fo:background-color="transparent">
        <style:background-image/>
      </style:table-row-properties>
    </style:style>
    <style:style style:name="Table11.A1" style:family="table-cell">
      <style:table-cell-properties style:vertical-align="middle" fo:padding="0cm" fo:border="none"/>
    </style:style>
    <style:style style:name="Table11.C1" style:family="table-cell">
      <style:table-cell-properties fo:padding="0cm" fo:border="none"/>
    </style:style>
    <style:style style:name="Table12" style:family="table">
      <style:table-properties style:width="6.346cm" fo:break-before="auto" fo:break-after="auto" table:align="right" fo:background-color="transparent">
        <style:background-image/>
      </style:table-properties>
    </style:style>
    <style:style style:name="Table12.A" style:family="table-column">
      <style:table-column-properties style:column-width="2.092cm"/>
    </style:style>
    <style:style style:name="Table12.B" style:family="table-column">
      <style:table-column-properties style:column-width="2.117cm"/>
    </style:style>
    <style:style style:name="Table12.C" style:family="table-column">
      <style:table-column-properties style:column-width="2.138cm"/>
    </style:style>
    <style:style style:name="Table12.1" style:family="table-row">
      <style:table-row-properties style:min-row-height="0.503cm" fo:background-color="transparent">
        <style:background-image/>
      </style:table-row-properties>
    </style:style>
    <style:style style:name="Table12.A1" style:family="table-cell">
      <style:table-cell-properties style:vertical-align="middle" fo:padding="0cm" fo:border="none"/>
    </style:style>
    <style:style style:name="Table12.C1" style:family="table-cell">
      <style:table-cell-properties fo:padding="0cm" fo:border="none"/>
    </style:style>
    <style:style style:name="Table13" style:family="table">
      <style:table-properties style:width="6.346cm" fo:break-before="auto" fo:break-after="auto" table:align="right" fo:background-color="transparent">
        <style:background-image/>
      </style:table-properties>
    </style:style>
    <style:style style:name="Table13.A" style:family="table-column">
      <style:table-column-properties style:column-width="2.092cm"/>
    </style:style>
    <style:style style:name="Table13.B" style:family="table-column">
      <style:table-column-properties style:column-width="2.117cm"/>
    </style:style>
    <style:style style:name="Table13.C" style:family="table-column">
      <style:table-column-properties style:column-width="2.138cm"/>
    </style:style>
    <style:style style:name="Table13.1" style:family="table-row">
      <style:table-row-properties style:min-row-height="0.503cm" fo:background-color="transparent">
        <style:background-image/>
      </style:table-row-properties>
    </style:style>
    <style:style style:name="Table13.A1" style:family="table-cell">
      <style:table-cell-properties style:vertical-align="middle" fo:padding="0cm" fo:border="none"/>
    </style:style>
    <style:style style:name="Table13.C1" style:family="table-cell">
      <style:table-cell-properties fo:padding="0cm" fo:border="none"/>
    </style:style>
    <style:style style:name="Table14" style:family="table">
      <style:table-properties style:width="6.346cm" fo:break-before="auto" fo:break-after="auto" table:align="right" fo:background-color="transparent">
        <style:background-image/>
      </style:table-properties>
    </style:style>
    <style:style style:name="Table14.A" style:family="table-column">
      <style:table-column-properties style:column-width="2.092cm"/>
    </style:style>
    <style:style style:name="Table14.B" style:family="table-column">
      <style:table-column-properties style:column-width="2.117cm"/>
    </style:style>
    <style:style style:name="Table14.C" style:family="table-column">
      <style:table-column-properties style:column-width="2.138cm"/>
    </style:style>
    <style:style style:name="Table14.1" style:family="table-row">
      <style:table-row-properties style:min-row-height="0.503cm" fo:background-color="transparent">
        <style:background-image/>
      </style:table-row-properties>
    </style:style>
    <style:style style:name="Table14.A1" style:family="table-cell">
      <style:table-cell-properties style:vertical-align="middle" fo:padding="0cm" fo:border="none"/>
    </style:style>
    <style:style style:name="Table14.C1" style:family="table-cell">
      <style:table-cell-properties fo:padding="0cm" fo:border="none"/>
    </style:style>
    <style:style style:name="P1" style:family="paragraph" style:parent-style-name="infos">
      <style:paragraph-properties fo:text-align="center" style:justify-single-word="false"/>
    </style:style>
    <style:style style:name="P2" style:family="paragraph" style:parent-style-name="Heading_20_3">
      <style:text-properties officeooo:paragraph-rsid="000b3ccc"/>
    </style:style>
    <style:style style:name="P3" style:family="paragraph" style:parent-style-name="Heading_20_3">
      <style:text-properties officeooo:paragraph-rsid="0035073e"/>
    </style:style>
    <style:style style:name="P4" style:family="paragraph" style:parent-style-name="Heading_20_3">
      <style:text-properties officeooo:paragraph-rsid="00354abc"/>
    </style:style>
    <style:style style:name="P5" style:family="paragraph" style:parent-style-name="Standard">
      <style:text-properties officeooo:paragraph-rsid="0035073e"/>
    </style:style>
    <style:style style:name="P6" style:family="paragraph" style:parent-style-name="Standard">
      <style:text-properties officeooo:paragraph-rsid="00354abc"/>
    </style:style>
    <style:style style:name="P7" style:family="paragraph" style:parent-style-name="Text_20_body">
      <style:text-properties officeooo:paragraph-rsid="0035073e"/>
    </style:style>
    <style:style style:name="P8" style:family="paragraph" style:parent-style-name="Text_20_body">
      <style:text-properties officeooo:paragraph-rsid="00354abc"/>
    </style:style>
    <style:style style:name="P9" style:family="paragraph" style:parent-style-name="infos">
      <style:paragraph-properties fo:text-align="center" style:justify-single-word="false"/>
      <style:text-properties fo:font-size="12pt" officeooo:rsid="00335caf" officeooo:paragraph-rsid="00335caf"/>
    </style:style>
    <style:style style:name="P10" style:family="paragraph" style:parent-style-name="infos">
      <style:paragraph-properties fo:text-align="center" style:justify-single-word="false"/>
      <style:text-properties fo:font-size="12pt" officeooo:rsid="00335caf" officeooo:paragraph-rsid="0035073e"/>
    </style:style>
    <style:style style:name="P11" style:family="paragraph" style:parent-style-name="infos">
      <style:paragraph-properties fo:text-align="center" style:justify-single-word="false"/>
      <style:text-properties fo:font-size="12pt" officeooo:rsid="0035073e" officeooo:paragraph-rsid="0035073e"/>
    </style:style>
    <style:style style:name="P12" style:family="paragraph" style:parent-style-name="infos">
      <style:paragraph-properties fo:text-align="center" style:justify-single-word="false"/>
      <style:text-properties fo:font-size="12pt" officeooo:rsid="0035073e" officeooo:paragraph-rsid="00354abc"/>
    </style:style>
    <style:style style:name="P13" style:family="paragraph" style:parent-style-name="infos">
      <style:paragraph-properties fo:text-align="center" style:justify-single-word="false"/>
      <style:text-properties officeooo:paragraph-rsid="0035073e"/>
    </style:style>
    <style:style style:name="P14" style:family="paragraph" style:parent-style-name="infos">
      <style:paragraph-properties fo:text-align="center" style:justify-single-word="false"/>
      <style:text-properties officeooo:paragraph-rsid="00354abc"/>
    </style:style>
    <style:style style:name="P15" style:family="paragraph" style:parent-style-name="infos">
      <style:paragraph-properties fo:text-align="center" style:justify-single-word="false"/>
      <style:text-properties officeooo:paragraph-rsid="00363e1d"/>
    </style:style>
    <style:style style:name="T1" style:family="text">
      <style:text-properties fo:font-size="12pt" officeooo:rsid="00335caf"/>
    </style:style>
    <style:style style:name="T2" style:family="text">
      <style:text-properties fo:font-size="12pt" officeooo:rsid="0035073e"/>
    </style:style>
    <style:style style:name="T3" style:family="text">
      <style:text-properties fo:font-size="12pt" officeooo:rsid="00363e1d"/>
    </style:style>
    <style:style style:name="T4" style:family="text">
      <style:text-properties officeooo:rsid="002669c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335caf"/>
    </style:style>
    <style:style style:name="T7" style:family="text">
      <style:text-properties officeooo:rsid="0035073e"/>
    </style:style>
    <style:style style:name="T8" style:family="text">
      <style:text-properties officeooo:rsid="00354abc"/>
    </style:style>
    <style:style style:name="T9" style:family="text">
      <style:text-properties officeooo:rsid="00363e1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khtml</text:p>
          </table:table-cell>
          <table:table-cell table:style-name="Table1.A1" office:value-type="string">
            <text:p text:style-name="P1"><text:span text:style-name="T1">29</text:span> – <text:span text:style-name="T6">36</text:span>"</text:p>
          </table:table-cell>
          <table:table-cell table:style-name="Table1.C1" office:value-type="string">
            <text:p text:style-name="P1"><text:span text:style-name="T4">1</text:span>/<text:span text:style-name="T7">3</text:span></text:p>
          </table:table-cell>
        </table:table-row>
      </table:table>
      <text:h text:style-name="P2" text:outline-level="3"><text:bookmark text:name="kde-khtmlw"/>KDE &amp; KHTMLW</text:h>
      <text:p text:style-name="Text_20_body">Windows pas seul sur IBM PC<text:line-break/><text:span text:style-name="Strong_20_Emphasis">1991</text:span>: Linux</text:p>
      <text:p text:style-name="Text_20_body">peu de monde<text:line-break/>mais très passionnés 💪</text:p>
      <text:p text:style-name="P7">❌ instinctif <text:span text:style-name="T7">(</text:span>❌ intégration apps<text:span text:style-name="T7">)</text:span></text:p>
      <text:p text:style-name="Text_20_body"><text:span text:style-name="Strong_20_Emphasis">14 oct 96</text:span> : ☎️ Mathias Ettrich<text:line-break/>➡️ Kool Desktop Environment ➡️ KDE<text:line-break/>➡️ base commune (Qt &amp; libs)<text:line-break/>➡️ KDE HTML Widget (ou khtmlw)</text:p>
      <table:table table:name="Table2" table:style-name="Table2">
        <table:table-column table:style-name="Table2.A" table:number-columns-repeated="3"/>
        <text:soft-page-break/>
        <table:table-row table:style-name="Table2.1">
          <table:table-cell table:style-name="Table2.A1" office:value-type="string">
            <text:p text:style-name="P10">khtml</text:p>
          </table:table-cell>
          <table:table-cell table:style-name="Table2.A1" office:value-type="string">
            <text:p text:style-name="P13"><text:span text:style-name="T1">29</text:span> – <text:span text:style-name="T6">36</text:span>"</text:p>
          </table:table-cell>
          <table:table-cell table:style-name="Table2.C1" office:value-type="string">
            <text:p text:style-name="P13"><text:span text:style-name="T7">2</text:span>/<text:span text:style-name="T7">3</text:span></text:p>
          </table:table-cell>
        </table:table-row>
      </table:table>
      <text:h text:style-name="P3" text:outline-level="3"><text:bookmark text:name="beta-kfm"/>Beta &amp; KFM</text:h>
      <text:p text:style-name="Text_20_body">1 an (20 oct 97): KDE beta 1<text:line-break/>➡️ KFM</text:p>
      <text:p text:style-name="Text_20_body"><text:span text:style-name="Source_20_Text">http://</text:span> ✅</text:p>
      <text:p text:style-name="Text_20_body">❌ CSS &amp; JS</text:p>
      <text:p text:style-name="Text_20_body">pas fait pour</text:p>
      <text:p text:style-name="Text_20_body"><text:span text:style-name="Strong_20_Emphasis">98</text:span> = Mozilla<text:line-break/>➡️ attendre ?!</text:p>
      <text:p text:style-name="P5"/>
      <text:p text:style-name="P5"/>
      <text:p text:style-name="P5"/>
      <text:p text:style-name="P5"/>
      <table:table table:name="Table3" table:style-name="Table3">
        <table:table-column table:style-name="Table3.A" table:number-columns-repeated="3"/>
        <text:soft-page-break/>
        <table:table-row table:style-name="Table3.1">
          <table:table-cell table:style-name="Table3.A1" office:value-type="string">
            <text:p text:style-name="P10">khtml</text:p>
          </table:table-cell>
          <table:table-cell table:style-name="Table3.A1" office:value-type="string">
            <text:p text:style-name="P13"><text:span text:style-name="T1">29</text:span> – <text:span text:style-name="T6">36</text:span>"</text:p>
          </table:table-cell>
          <table:table-cell table:style-name="Table3.C1" office:value-type="string">
            <text:p text:style-name="P13"><text:span text:style-name="T7">3</text:span>/<text:span text:style-name="T7">3</text:span></text:p>
          </table:table-cell>
        </table:table-row>
      </table:table>
      <text:h text:style-name="P3" text:outline-level="3"><text:bookmark text:name="khtml"/>KHTML</text:h>
      <text:p text:style-name="Text_20_body">❌ Lars Knoll (ajd CTO Qt)</text:p>
      <text:p text:style-name="Text_20_body">seul, “for fun”<text:line-break/>hhtmlw ➡️ KHTML<text:line-break/>DOM</text:p>
      <text:p text:style-name="Text_20_body">🦸 Harri Porten ➡️ JS</text:p>
      <text:p text:style-name="Text_20_body">➕ &lt; 1 an ➡️ CSS</text:p>
      <text:p text:style-name="Text_20_body"><text:span text:style-name="Strong_20_Emphasis">oct 2000</text:span>: KDE 2<text:line-break/>w/ Konqueror 🎉</text:p>
      <text:p text:style-name="Text_20_body">… meh ?! 🤷</text:p>
      <text:p text:style-name="P7">❓ 🥁 ❓</text:p>
      <table:table table:name="Table4" table:style-name="Table4">
        <table:table-column table:style-name="Table4.A" table:number-columns-repeated="3"/>
        <text:soft-page-break/>
        <table:table-row table:style-name="Table4.1">
          <table:table-cell table:style-name="Table4.A1" office:value-type="string">
            <text:p text:style-name="P11">Safari</text:p>
          </table:table-cell>
          <table:table-cell table:style-name="Table4.A1" office:value-type="string">
            <text:p text:style-name="P13"><text:span text:style-name="T2">32</text:span> – <text:span text:style-name="T9">40</text:span>"</text:p>
          </table:table-cell>
          <table:table-cell table:style-name="Table4.C1" office:value-type="string">
            <text:p text:style-name="P13"><text:span text:style-name="T7">1</text:span>/<text:span text:style-name="T7">3</text:span></text:p>
          </table:table-cell>
        </table:table-row>
      </table:table>
      <text:h text:style-name="P3" text:outline-level="3"><text:bookmark text:name="webkit-safari"/>Webkit &amp; Safari</text:h>
      <text:p text:style-name="Text_20_body"><text:span text:style-name="Strong_20_Emphasis">2003</text:span>: 🍎 Safari<text:line-break/>khtml ➡️ WebKit</text:p>
      <text:p text:style-name="Text_20_body">Pourquoi ❓</text:p>
      <text:p text:style-name="Text_20_body">accord Microsoft 🍎<text:line-break/>IE défaut s/ Mac depuis 98</text:p>
      <text:p text:style-name="Text_20_body"><text:span text:style-name="Strong_20_Emphasis">2001</text:span>: IE 5 for Mac<text:line-break/>tt les devs ➡️ IE Win</text:p>
      <text:p text:style-name="Text_20_body">très mauvaises perfs<text:line-break/>prblm sécu</text:p>
      <text:p text:style-name="Text_20_body">fin accord : <text:span text:style-name="Strong_20_Emphasis">2002</text:span> 🎉</text:p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11">Safari</text:p>
          </table:table-cell>
          <table:table-cell table:style-name="Table5.A1" office:value-type="string">
            <text:p text:style-name="P15"><text:span text:style-name="T2">32</text:span> – <text:span text:style-name="T9">40</text:span>"</text:p>
          </table:table-cell>
          <table:table-cell table:style-name="Table5.C1" office:value-type="string">
            <text:p text:style-name="P13"><text:span text:style-name="T7">2</text:span>/<text:span text:style-name="T7">3</text:span></text:p>
          </table:table-cell>
        </table:table-row>
      </table:table>
      <text:h text:style-name="P3" text:outline-level="3"><text:bookmark text:name="périphériques-mobiles"/>Périphériques mobiles</text:h>
      <text:p text:style-name="Text_20_body"><text:span text:style-name="Emphasis">Mais</text:span> 🍎 = Luxe / niche</text:p>
      <text:p text:style-name="Text_20_body"><text:span text:style-name="Strong_20_Emphasis">2001</text:span>: ipod 🔥<text:line-break/>revenus immense</text:p>
      <text:p text:style-name="Text_20_body">🍎 comprends mobiles = futur</text:p>
      <text:p text:style-name="Text_20_body"><text:span text:style-name="Strong_20_Emphasis">2004</text:span>: “project purple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 table:number-columns-repeated="3"/>
        <text:soft-page-break/>
        <table:table-row table:style-name="Table6.1">
          <table:table-cell table:style-name="Table6.A1" office:value-type="string">
            <text:p text:style-name="P11">Safari</text:p>
          </table:table-cell>
          <table:table-cell table:style-name="Table6.A1" office:value-type="string">
            <text:p text:style-name="P15"><text:span text:style-name="T2">32</text:span> – <text:span text:style-name="T9">40</text:span>"</text:p>
          </table:table-cell>
          <table:table-cell table:style-name="Table6.C1" office:value-type="string">
            <text:p text:style-name="P13"><text:span text:style-name="T7">3</text:span>/<text:span text:style-name="T7">3</text:span></text:p>
          </table:table-cell>
        </table:table-row>
      </table:table>
      <text:h text:style-name="P3" text:outline-level="3"><text:bookmark text:name="smartphones"/>Smartphones</text:h>
      <text:p text:style-name="Text_20_body"><text:span text:style-name="Strong_20_Emphasis">2005</text:span>: Nokia 👑 (Symbian)<text:line-break/>⬅️ Webkit 🎉</text:p>
      <text:p text:style-name="Text_20_body"><text:span text:style-name="Strong_20_Emphasis">2007</text:span>: iPhone “2G”<text:line-break/>1er avec nav “moderne” / complet</text:p>
      <text:p text:style-name="Text_20_body">lance la tendance<text:line-break/><text:span text:style-name="Emphasis">Mais</text:span> ❌ explosion</text:p>
      <text:p text:style-name="Text_20_body"><text:span text:style-name="Strong_20_Emphasis">2008</text:span>: Android 1.0<text:line-break/>⬅️ Webkit 🎉</text:p>
      <text:p text:style-name="Text_20_body"/>
      <text:p text:style-name="P7">❓ 🥁 ❓ <text:s text:c="4"/>Chrome ! 🤷</text:p>
      <table:table table:name="Table7" table:style-name="Table7">
        <table:table-column table:style-name="Table7.A" table:number-columns-repeated="3"/>
        <text:soft-page-break/>
        <table:table-row table:style-name="Table7.1">
          <table:table-cell table:style-name="Table7.A1" office:value-type="string">
            <text:p text:style-name="P11">Chrome</text:p>
          </table:table-cell>
          <table:table-cell table:style-name="Table7.A1" office:value-type="string">
            <text:p text:style-name="P13"><text:span text:style-name="T2">35</text:span> – <text:span text:style-name="T7">4</text:span><text:span text:style-name="T3">3</text:span>"</text:p>
          </table:table-cell>
          <table:table-cell table:style-name="Table7.C1" office:value-type="string">
            <text:p text:style-name="P13"><text:span text:style-name="T7">1</text:span>/<text:span text:style-name="T7">3</text:span></text:p>
          </table:table-cell>
        </table:table-row>
      </table:table>
      <text:h text:style-name="P3" text:outline-level="3"><text:bookmark text:name="annonce"/>Annonce</text:h>
      <text:p text:style-name="Text_20_body"><text:span text:style-name="Strong_20_Emphasis">1er septembre 2008</text:span><text:line-break/>annonce BD : Scott McCloud<text:line-break/>(L’Art Invisible)</text:p>
      <text:p text:style-name="Text_20_body">stable, performance, sécurisé</text:p>
      <text:p text:style-name="Text_20_body">clair, minimaliste et efficient</text:p>
      <text:p text:style-name="Text_20_body">Open Source<text:line-break/>nombreux projets tiers<text:line-break/>WebKit ⬅️ équipe Android</text:p>
      <text:p text:style-name="P5"/>
      <text:p text:style-name="P5"/>
      <text:p text:style-name="P5"/>
      <text:p text:style-name="P5"/>
      <table:table table:name="Table8" table:style-name="Table8">
        <table:table-column table:style-name="Table8.A" table:number-columns-repeated="3"/>
        <text:soft-page-break/>
        <table:table-row table:style-name="Table8.1">
          <table:table-cell table:style-name="Table8.A1" office:value-type="string">
            <text:p text:style-name="P11">Chrome</text:p>
          </table:table-cell>
          <table:table-cell table:style-name="Table8.A1" office:value-type="string">
            <text:p text:style-name="P13"><text:span text:style-name="T2">35</text:span> – <text:span text:style-name="T7">4</text:span><text:span text:style-name="T9">3</text:span>"</text:p>
          </table:table-cell>
          <table:table-cell table:style-name="Table8.C1" office:value-type="string">
            <text:p text:style-name="P13"><text:span text:style-name="T7">2</text:span>/<text:span text:style-name="T7">3</text:span></text:p>
          </table:table-cell>
        </table:table-row>
      </table:table>
      <text:h text:style-name="P3" text:outline-level="3"><text:bookmark text:name="evolution"/>Evolution</text:h>
      <text:p text:style-name="Text_20_body">(rapide, tt le monde connait)</text:p>
      <text:p text:style-name="Text_20_body">2 ans: 10% (piqués à IE)<text:line-break/>3 ans: 10 de + (1ère ↘️ Firefox)</text:p>
      <text:p text:style-name="Text_20_body"><text:span text:style-name="Strong_20_Emphasis">2014</text:span>: remplace Android Browser <text:span text:style-name="Strong_20_Emphasis">2017</text:span>: mobile &amp; Chrome &gt; 50%</text:p>
      <text:p text:style-name="Text_20_body"><text:span text:style-name="Strong_20_Emphasis">Chromium !</text:span></text:p>
      <text:p text:style-name="Text_20_body">2015: 💀 IE ➡️ Edge<text:line-break/>2020: Edge 79 = Chromium<text:line-break/>(2013: Opera 15 = Chromium)</text:p>
      <text:p text:style-name="P5"/>
      <text:p text:style-name="P5"/>
      <table:table table:name="Table9" table:style-name="Table9">
        <table:table-column table:style-name="Table9.A" table:number-columns-repeated="3"/>
        <text:soft-page-break/>
        <table:table-row table:style-name="Table9.1">
          <table:table-cell table:style-name="Table9.A1" office:value-type="string">
            <text:p text:style-name="P11">Chrome</text:p>
          </table:table-cell>
          <table:table-cell table:style-name="Table9.A1" office:value-type="string">
            <text:p text:style-name="P13"><text:span text:style-name="T2">35</text:span> – <text:span text:style-name="T7">4</text:span><text:span text:style-name="T9">3</text:span>"</text:p>
          </table:table-cell>
          <table:table-cell table:style-name="Table9.C1" office:value-type="string">
            <text:p text:style-name="P13"><text:span text:style-name="T7">3</text:span>/<text:span text:style-name="T7">3</text:span></text:p>
          </table:table-cell>
        </table:table-row>
      </table:table>
      <text:h text:style-name="P3" text:outline-level="3"><text:bookmark text:name="monopole"/>Monopole ?</text:h>
      <text:p text:style-name="Text_20_body">Google 👑 ❌ Microsoft</text:p>
      <text:p text:style-name="Text_20_body">Chrome/Android = IE/Win</text:p>
      <text:p text:style-name="Text_20_body">MAIS (inverse Microsoft):<text:line-break/>Google ❤️ Web App</text:p>
      <text:p text:style-name="Text_20_body">Web ↗️ ➡️ Google ↗️</text:p>
      <text:p text:style-name="Text_20_body"><text:span text:style-name="Emphasis">LIMITE</text:span>: 🍎 ~15%<text:line-break/>⬅️ Safari 😱 Web Apps (= Msft)<text:line-break/>⬅️ Webkit OBLIGATOIRE s/ iOS<text:line-break/>➕ faible budget pr WebKit<text:line-break/>(= IE après Netscape)</text:p>
      <text:p text:style-name="Text_20_body"/>
      <table:table table:name="Table10" table:style-name="Table10">
        <table:table-column table:style-name="Table10.A" table:number-columns-repeated="3"/>
        <text:soft-page-break/>
        <table:table-row table:style-name="Table10.1">
          <table:table-cell table:style-name="Table10.A1" office:value-type="string">
            <text:p text:style-name="P11">Conclusion</text:p>
          </table:table-cell>
          <table:table-cell table:style-name="Table10.A1" office:value-type="string">
            <text:p text:style-name="P13"><text:span text:style-name="T2">40</text:span> – <text:span text:style-name="T7">50</text:span>"</text:p>
          </table:table-cell>
          <table:table-cell table:style-name="Table10.C1" office:value-type="string">
            <text:p text:style-name="P13"><text:span text:style-name="T7">1</text:span>/<text:span text:style-name="T8">5</text:span></text:p>
          </table:table-cell>
        </table:table-row>
      </table:table>
      <text:h text:style-name="P3" text:outline-level="3"><text:bookmark text:name="apps"/>⚔️ Apps</text:h>
      <text:p text:style-name="Text_20_body">Constat <text:span text:style-name="Strong_20_Emphasis">2008</text:span> (1ère phrase BD): <text:span text:style-name="Emphasis">“Aujourd’hui, la majorité du Web n’est plus composé de pages, mais d’applications.”</text:span></text:p>
      <text:p text:style-name="Text_20_body">Chrome = ère <text:span text:style-name="Strong_20_Emphasis">HTML5</text:span><text:line-break/>WD : 22 janvier</text:p>
      <text:p text:style-name="Text_20_body">isolation des processus (~ OS)<text:line-break/>rendu onglets séparément</text:p>
      <text:p text:style-name="Text_20_body">2015: PWA vs Natif</text:p>
      <text:p text:style-name="P5"/>
      <text:p text:style-name="P5"/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 table:style-name="Table11.1">
          <table:table-cell table:style-name="Table11.A1" office:value-type="string">
            <text:p text:style-name="P11">Conclusion</text:p>
          </table:table-cell>
          <table:table-cell table:style-name="Table11.A1" office:value-type="string">
            <text:p text:style-name="P13"><text:span text:style-name="T2">40</text:span> – <text:span text:style-name="T7">50</text:span>"</text:p>
          </table:table-cell>
          <table:table-cell table:style-name="Table11.C1" office:value-type="string">
            <text:p text:style-name="P13"><text:span text:style-name="T7">2</text:span>/<text:span text:style-name="T8">5</text:span></text:p>
          </table:table-cell>
        </table:table-row>
      </table:table>
      <text:h text:style-name="P3" text:outline-level="3"><text:bookmark text:name="standards"/>Standards ?</text:h>
      <text:p text:style-name="Text_20_body">Projet Fugu<text:line-break/>“Reduce the app gap”</text:p>
      <text:p text:style-name="Text_20_body">réduire les compromis<text:line-break/>direct dans Chrome avant standard</text:p>
      <text:p text:style-name="Text_20_body">énorme budget marketing (DevRel ?)<text:line-break/>appel à la popularité (sophisme)<text:line-break/>“la plupart des devs veulent…” donc ✅</text:p>
      <text:p text:style-name="P7"/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 table:style-name="Table12.1">
          <table:table-cell table:style-name="Table12.A1" office:value-type="string">
            <text:p text:style-name="P11">Conclusion</text:p>
          </table:table-cell>
          <table:table-cell table:style-name="Table12.A1" office:value-type="string">
            <text:p text:style-name="P13"><text:span text:style-name="T2">40</text:span> – <text:span text:style-name="T7">50</text:span>"</text:p>
          </table:table-cell>
          <table:table-cell table:style-name="Table12.C1" office:value-type="string">
            <text:p text:style-name="P13"><text:span text:style-name="T7">3</text:span>/<text:span text:style-name="T8">5</text:span></text:p>
          </table:table-cell>
        </table:table-row>
      </table:table>
      <text:h text:style-name="Heading_20_3" text:outline-level="3">Devices &amp; Sensors</text:h>
      <text:p text:style-name="P7"><text:span text:style-name="Strong_20_Emphasis">juin 2020</text:span></text:p>
      <text:p text:style-name="P8"><text:line-break/>🍎 &amp; 🦊 ❌ (harmful)</text:p>
      <text:p text:style-name="P8">Google 🏃</text:p>
      <text:p text:style-name="P8"/>
      <text:p text:style-name="P8">Marcos Cáceres (ex Co-prés Web Apps WG + 🦊)</text:p>
      <text:p text:style-name="P8"><text:span text:style-name="T5">« La vie privée et la sécurité de nos utilisateurs sont primordiales, ce qui implique de faire des compromis difficiles. »</text:span></text:p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12">Conclusion</text:p>
          </table:table-cell>
          <table:table-cell table:style-name="Table13.A1" office:value-type="string">
            <text:p text:style-name="P14"><text:span text:style-name="T2">40</text:span> – <text:span text:style-name="T7">50</text:span>"</text:p>
          </table:table-cell>
          <table:table-cell table:style-name="Table13.C1" office:value-type="string">
            <text:p text:style-name="P14"><text:span text:style-name="T8">4</text:span>/<text:span text:style-name="T8">5</text:span></text:p>
          </table:table-cell>
        </table:table-row>
      </table:table>
      <text:h text:style-name="P4" text:outline-level="3"><text:bookmark text:name="choix"/>Choix <text:span text:style-name="T8"> ?</text:span></text:h>
      <text:p text:style-name="Text_20_body">Qu’est ce que le Web ?</text:p>
      <text:p text:style-name="Text_20_body"/>
      <text:p text:style-name="P8">1️⃣ plateforme = autres ?</text:p>
      <text:p text:style-name="P8"><text:line-break/>⬅️ HTML, CSS + JS = cool ?</text:p>
      <text:p text:style-name="P8"><text:line-break/>= React Native, Flutter, etc. ?</text:p>
      <text:p text:style-name="P8"/>
      <text:p text:style-name="Text_20_body"/>
      <text:p text:style-name="P8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12">Conclusion</text:p>
          </table:table-cell>
          <table:table-cell table:style-name="Table14.A1" office:value-type="string">
            <text:p text:style-name="P14"><text:span text:style-name="T2">40</text:span> – <text:span text:style-name="T7">50</text:span>"</text:p>
          </table:table-cell>
          <table:table-cell table:style-name="Table14.C1" office:value-type="string">
            <text:p text:style-name="P14"><text:span text:style-name="T8">5</text:span>/<text:span text:style-name="T8">5</text:span></text:p>
          </table:table-cell>
        </table:table-row>
      </table:table>
      <text:h text:style-name="Heading_20_3" text:outline-level="3">2️⃣ un cas à part</text:h>
      <text:p text:style-name="P8"><text:line-break/>⬅️ collaboration (standards ouverts)<text:line-break/>⬅️ interop. &amp; accessibilité<text:line-break/>(pas cher, pays émergeants)<text:line-break/>⬅️ vie privée &amp; sécurité</text:p>
      <text:p text:style-name="P8"/>
      <text:p text:style-name="Text_20_body">2️⃣ ❓❗ ➡️ DECIDER<text:line-break/>➡️ compromis<text:line-break/>➡️ meilleur résulta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Code" svg:font-family="'Fira Code', 'Droid Sans Mono', monospace, monospace, 'Droid Sans Fallback', 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start" style:justify-single-word="false" style:page-number="auto"/>
      <style:text-properties fo:font-size="13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5cm" fo:margin-bottom="0.3cm" style:contextual-spacing="false" fo:text-align="center" style:justify-single-word="false" style:page-number="auto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cm" style:type="center"/>
          <style:tab-stop style:position="6.4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cm" style:type="center"/>
          <style:tab-stop style:position="6.4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s" style:family="paragraph" style:parent-style-name="Text_20_body">
      <style:paragraph-properties fo:margin-top="0cm" fo:margin-bottom="0cm" style:contextual-spacing="false"/>
      <style:text-properties fo:font-size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4cm" fo:page-height="10.5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7.4cm" fo:page-height="10.5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0.5cm" fo:page-height="7.4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1-06-28T11:40:10.563851235</meta:creation-date>
    <dc:date>2021-06-30T00:44:26.658546360</dc:date>
    <dc:creator>Noël Macé</dc:creator>
    <meta:editing-duration>PT4H39M35S</meta:editing-duration>
    <meta:editing-cycles>12</meta:editing-cycles>
    <meta:generator>LibreOffice/7.1.3.2$Linux_X86_64 LibreOffice_project/10$Build-2</meta:generator>
    <meta:document-statistic meta:table-count="14" meta:image-count="0" meta:object-count="0" meta:page-count="14" meta:paragraph-count="119" meta:word-count="559" meta:character-count="2805" meta:non-whitespace-character-count="2342"/>
  </office:meta>
</office:document-meta>
</file>